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ContextImpl.acqui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ContextImpl.removeResourceEventsListener( ResourceEvents resourc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ContextImpl.postInvoke( Object retval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ourceContextImpl.ge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ourceContextProvider.releaseService( BeanContextServices bcs , Object requestor , Object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ContextImpl.ResourceContextImpl( ControlContainerContext containerContext , Control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ContextImpl.preInvoke( Method m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ContextProvider.getService( BeanContextServices bcs , Object requestor , Class serviceClass , Object serviceSe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ContextProvider.getCurrentServiceSelectors( BeanContextServices bcs , Class servic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ContextImpl.addResourceEventsListener( ResourceEvents resourc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ContextImpl.relea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ContextImpl.has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